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Sans" svg:font-family="'Google Sans', arial, sans-serif"/>
    <style:font-face style:name="Lato" svg:font-family="Lato, Arial, sans-serif"/>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423cm" style:contextual-spacing="false" fo:line-height="125%" fo:text-align="center"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style:text-underline-style="solid" style:text-underline-width="auto" style:text-underline-color="font-color" fo:font-weight="bold" style:font-weight-asian="bold" style:font-weight-complex="bold"/>
    </style:style>
    <style:style style:name="P2" style:family="paragraph" style:parent-style-name="Heading_20_2">
      <style:paragraph-properties fo:margin-left="0cm" fo:margin-right="0cm" fo:margin-top="0cm" fo:margin-bottom="0.423cm" style:contextual-spacing="false" fo:line-height="125%" fo:text-align="center"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style:text-underline-style="solid" style:text-underline-width="auto" style:text-underline-color="font-color" fo:font-weight="bold" style:font-weight-asian="bold" style:font-weight-complex="bold"/>
    </style:style>
    <style:style style:name="P3"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loext:opacity="100%" style:font-name="apple-system" fo:letter-spacing="normal" fo:font-style="normal" fo:font-weight="normal"/>
    </style:style>
    <style:style style:name="P4"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a6099" loext:opacity="100%" style:font-name="apple-system" fo:font-size="12pt" fo:letter-spacing="normal" fo:font-style="normal" style:text-underline-style="solid" style:text-underline-width="auto" style:text-underline-color="font-color" fo:font-weight="bold" style:font-weight-asian="bold" style:font-weight-complex="bold"/>
    </style:style>
    <style:style style:name="P5"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a6099" loext:opacity="100%" style:font-name="apple-system" fo:font-size="12pt" fo:letter-spacing="normal" fo:font-style="normal" style:text-underline-style="solid" style:text-underline-width="auto" style:text-underline-color="font-color" fo:font-weight="bold" officeooo:paragraph-rsid="000490e1" style:font-weight-asian="bold" style:font-weight-complex="bold"/>
    </style:style>
    <style:style style:name="P6"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a6099" loext:opacity="100%" style:font-name="apple-system" fo:font-size="12pt" fo:letter-spacing="normal" fo:font-style="normal" fo:font-weight="bold"/>
    </style:style>
    <style:style style:name="P7"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000000" loext:opacity="100%" style:font-name="apple-system" fo:font-size="12pt" fo:letter-spacing="normal" fo:font-style="normal" fo:font-weight="normal"/>
    </style:style>
    <style:style style:name="P8"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officeooo:paragraph-rsid="000637aa"/>
    </style:style>
    <style:style style:name="P9"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000000" loext:opacity="100%" style:font-name="Lato" fo:font-size="12pt" fo:letter-spacing="normal" fo:font-style="normal" fo:font-weight="normal"/>
    </style:style>
    <style:style style:name="P10"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000000" loext:opacity="100%" style:font-name="Google Sans" fo:font-size="12pt" fo:letter-spacing="normal" fo:font-style="normal" fo:font-weight="normal"/>
    </style:style>
    <style:style style:name="P11"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a6099" loext:opacity="100%" style:font-name="Google Sans" fo:font-size="12pt" fo:letter-spacing="normal" fo:font-style="normal" style:text-underline-style="solid" style:text-underline-width="auto" style:text-underline-color="font-color" fo:font-weight="bold" officeooo:rsid="000490e1" officeooo:paragraph-rsid="000490e1" style:font-weight-asian="bold" style:font-weight-complex="bold"/>
    </style:style>
    <style:style style:name="P12"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a6099" loext:opacity="100%" style:font-name="Google Sans" fo:font-size="12pt" fo:letter-spacing="normal" fo:font-style="normal" style:text-underline-style="solid" style:text-underline-width="auto" style:text-underline-color="font-color" fo:font-weight="bold" style:font-weight-asian="bold" style:font-weight-complex="bold"/>
    </style:style>
    <style:style style:name="P13" style:family="paragraph" style:parent-style-name="Text_20_body">
      <style:paragraph-properties fo:margin-left="0cm" fo:margin-right="0cm" fo:margin-top="0cm" fo:margin-bottom="0.423cm" style: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616161" loext:opacity="100%" style:font-name="Lato" fo:font-size="12pt" fo:letter-spacing="normal" fo:font-style="normal" fo:font-weight="normal"/>
    </style:style>
    <style:style style:name="T1" style:family="text">
      <style:text-properties officeooo:rsid="0001ca27"/>
    </style:style>
    <style:style style:name="T2" style:family="text">
      <style:text-properties fo:font-variant="normal" fo:text-transform="none" fo:color="#202124" loext:opacity="100%" style:font-name="Google Sans" fo:font-size="12pt" fo:letter-spacing="normal" fo:font-style="normal" fo:font-weight="normal"/>
    </style:style>
    <style:style style:name="T3" style:family="text">
      <style:text-properties fo:font-variant="normal" fo:text-transform="none" fo:color="#000000" loext:opacity="100%" style:font-name="Google Sans" fo:font-size="12pt" fo:letter-spacing="normal" fo:font-style="normal" style:text-underline-style="none" fo:font-weight="normal" officeooo:rsid="000637aa" style:font-weight-asian="normal" style:font-weight-complex="normal"/>
    </style:style>
    <style:style style:name="T4" style:family="text">
      <style:text-properties style:font-name="Lato"/>
    </style:style>
    <style:style style:name="T5" style:family="text">
      <style:text-properties style:font-name="Lato" style:text-underline-style="solid" style:text-underline-width="auto" style:text-underline-color="font-color" style:font-weight-asian="bold" style:font-weight-complex="bold"/>
    </style:style>
    <style:style style:name="T6" style:family="text">
      <style:text-properties style:font-name="Lato" style:text-underline-style="solid" style:text-underline-width="auto" style:text-underline-color="font-color" officeooo:rsid="0001ca27" style:font-weight-asian="bold" style:font-weight-complex="bold"/>
    </style:style>
    <style:style style:name="T7" style:family="text">
      <style:text-properties fo:color="#202124" loext:opacity="100%" style:font-name="Google Sans"/>
    </style:style>
    <style:style style:name="T8" style:family="text">
      <style:text-properties fo:color="#202124" loext:opacity="100%" style:font-name="Google Sans" fo:font-weight="normal"/>
    </style:style>
    <style:style style:name="T9" style:family="text">
      <style:text-properties style:font-name="Google Sans"/>
    </style:style>
    <style:style style:name="T10" style:family="text">
      <style:text-properties style:font-name="Google Sans" officeooo:rsid="000490e1"/>
    </style:style>
    <style:style style:name="T11" style:family="text">
      <style:text-properties style:font-name="Google Sans" style:text-underline-style="solid" style:text-underline-width="auto" style:text-underline-color="font-color" style:font-weight-asian="bold" style:font-weight-complex="bold"/>
    </style:style>
    <style:style style:name="T12" style:family="text">
      <style:text-properties style:font-name="Google Sans" style:text-underline-style="solid" style:text-underline-width="auto" style:text-underline-color="font-color" officeooo:rsid="000490e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s bases de données NoSql</text:h>
      <text:p text:style-name="P3"/>
      <text:h text:style-name="P2" text:outline-level="2">Atelier</text:h>
      <text:p text:style-name="P4"><text:span text:style-name="T1">1/ </text:span>Que signifie le terme NoSQL ?</text:p>
      <text:p text:style-name="P9">NoSQL, qui signifie «not only SQL».</text:p>
      <text:p text:style-name="P6"><text:span text:style-name="T6">2/ </text:span><text:span text:style-name="T5">Pourquoi parle-t-on de "non relationnel" ?</text:span></text:p>
      <text:p text:style-name="P7"><text:span text:style-name="T9">Une base de données non relationnelle</text:span><text:span text:style-name="T4"> </text:span><text:span text:style-name="T9">est une base de données qui n'utilise pas le schéma tabulaire sous forme de lignes et de colonnes présent dans la plupart des systèmes de base de données plus traditionnels.</text:span></text:p>
      <text:p text:style-name="P6"><text:span text:style-name="T12">3/ </text:span><text:span text:style-name="T11">Comment sont nées les bases NoSQL ?</text:span></text:p>
      <text:p text:style-name="P4"><text:span text:style-name="T8">En 2011, un travail de spécification pour un langage de manipulation standardisé a débuté sous le nom de UnQL (Unstructured Query Language). Il se propose de formaliser la façon dont les bases NoSQL font des requêtes dans les collections (le pendant des tables de données pour les bases relationnelles).</text:span><text:span text:style-name="T9"> </text:span></text:p>
      <text:p text:style-name="P4"><text:span text:style-name="T10">4/ </text:span><text:span text:style-name="T9">Y-a-t-il un seul type de base NoSQL ?</text:span></text:p>
      <text:p text:style-name="P8"><text:span text:style-name="T3">Non, pour r</text:span><text:span text:style-name="T2">emédier à cette difficulté commence par une bonne compréhension des différents types de bases de données NoSQL. On peut classer celles-ci en quatre catégories : les bases de données orientées document, les bases clé/valeur, les bases en colonnes et les bases orientées graphes.</text:span><text:span text:style-name="T9"> </text:span></text:p>
      <text:p text:style-name="P5"><text:span text:style-name="T10">5/ </text:span><text:span text:style-name="T9">Dans quel cas utiliser une base NoSQL ?</text:span></text:p>
      <text:p text:style-name="P5"><text:span text:style-name="T8">Pour faire simple, les bases de données NoSQL conviennent mieux quand vos données ne rentrent pas bien dans les tables</text:span><text:span text:style-name="T9"> </text:span></text:p>
      <text:p text:style-name="P11"/>
      <text:p text:style-name="P12"/>
      <text:p text:style-name="P10"/>
      <text:p text:style-name="P13"/>
      <text:p text:style-name="P13"/>
      <text:p text:style-name="P3"><text:soft-page-break/></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Sans" svg:font-family="'Google Sans', arial, sans-serif"/>
    <style:font-face style:name="Lato" svg:font-family="Lato, Arial, sans-serif"/>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09:08:04.958000000</meta:creation-date>
    <dc:date>2021-04-27T14:03:01.499000000</dc:date>
    <meta:editing-duration>PT14M40S</meta:editing-duration>
    <meta:editing-cycles>3</meta:editing-cycles>
    <meta:generator>LibreOffice/7.1.2.2$Windows_X86_64 LibreOffice_project/8a45595d069ef5570103caea1b71cc9d82b2aae4</meta:generator>
    <meta:document-statistic meta:table-count="0" meta:image-count="0" meta:object-count="0" meta:page-count="2" meta:paragraph-count="12" meta:word-count="202" meta:character-count="1188" meta:non-whitespace-character-count="995"/>
  </office:meta>
</office:document-meta>
</file>